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98" officeooo:paragraph-rsid="001fbb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P</text:p>
      <text:p text:style-name="P1"/>
      <text:p text:style-name="P1">The Post Office Protocol (POP) is a network protocol used for retrieving email from a remote server to a local email client. It operates over TCP/IP and comes in different versions, with POP3 being the most commonly used. </text:p>
      <text:p text:style-name="P1"/>
      <text:p text:style-name="P1">Here's a summary of the POP protocol:</text:p>
      <text:p text:style-name="P1"/>
      <text:p text:style-name="P1">1. **Basic Functionality**: POP allows an email client to connect to a mail server, authenticate with a username and password, and download email messages to the client's device.</text:p>
      <text:p text:style-name="P1"/>
      <text:p text:style-name="P1">2. **Message Management**: Once messages are downloaded, POP typically deletes them from the server, although there are options to keep copies on the server or leave them until manually deleted.</text:p>
      <text:p text:style-name="P1"/>
      <text:p text:style-name="P1">3. **Stateless Protocol**: POP is stateless, meaning it doesn't keep track of the state of messages or folders on the server. Each session is independent, and the client is responsible for managing message states.</text:p>
      <text:p text:style-name="P1"/>
      <text:p text:style-name="P1">4. **Port Usage**: POP typically uses port 110 for non-secure connections and port 995 for secure connections (using SSL/TLS).</text:p>
      <text:p text:style-name="P1"/>
      <text:p text:style-name="P1">5. **Authentication**: POP uses a simple username and password authentication mechanism. It's important to use secure authentication methods to protect user credentials.</text:p>
      <text:p text:style-name="P1"/>
      <text:p text:style-name="P1">6. **Limited Functionality**: Compared to IMAP (Internet Message Access Protocol), which allows for more advanced features like managing folders and accessing messages without downloading them, POP is more limited in its capabilities.</text:p>
      <text:p text:style-name="P1"/>
      <text:p text:style-name="P1">7. **Efficiency**: POP is often favored for its simplicity and efficiency in downloading emails, especially in scenarios where users want to keep local copies of their messages and don't need to access them from multiple devices.</text:p>
      <text:p text:style-name="P1"/>
      <text:p text:style-name="P1">In summary, POP is a straightforward protocol for downloading emails from a server to a client device, suitable for users who primarily access their emails from a single device and prefer to store messages locally.</text:p>
      <text:p text:style-name="P1"/>
      <text:p text:style-name="P1"/>
      <text:p text:style-name="P1"/>
      <text:p text:style-name="P1"/>
      <text:p text:style-name="P1">TELNET (Teletype Network) is a network protocol that enables users to remotely access and communicate with another computer or device over a TCP/IP network. It provides a virtual terminal connection, allowing users to interact with the remote system as if they were physically present at its terminal. Here's a summary of TELNET:</text:p>
      <text:p text:style-name="P1"/>
      <text:p text:style-name="P1">1. **Remote Access**: TELNET allows users to establish a remote connection to another computer or device, enabling them to execute commands, run applications, and access resources located on the remote system.</text:p>
      <text:p text:style-name="P1"/>
      <text:p text:style-name="P1">2. **Text-Based Communication**: TELNET operates in a text-based environment, transmitting keystrokes and receiving text-based responses between the local and remote systems.</text:p>
      <text:p text:style-name="P1"/>
      <text:p text:style-name="P1"><text:soft-page-break/>3. **Client-Server Architecture**: TELNET follows a client-server model, where the client initiates the connection and the server responds to requests, providing access to its resources and services.</text:p>
      <text:p text:style-name="P1"/>
      <text:p text:style-name="P1">4. **Port Usage**: TELNET typically uses port 23 for communication. However, TELNET connections are not secure by default, and data transmitted over TELNET can be intercepted and read by malicious actors.</text:p>
      <text:p text:style-name="P1"/>
      <text:p text:style-name="P1">5. **Application Support**: TELNET can be used to access a variety of applications and services, including remote shell sessions (such as Unix shell or Windows Command Prompt), network devices (such as routers and switches), and legacy systems that lack modern graphical interfaces.</text:p>
      <text:p text:style-name="P1"/>
      <text:p text:style-name="P1">6. **Authentication**: TELNET supports various authentication methods, including username/password authentication and more secure mechanisms such as Kerberos or SSH (Secure Shell) tunneling for encrypted connections.</text:p>
      <text:p text:style-name="P1"/>
      <text:p text:style-name="P1">7. **Security Concerns**: TELNET is inherently insecure as it transmits data, including login credentials, in plain text, making it susceptible to eavesdropping and interception. Due to these security risks, TELNET is often discouraged in favor of more secure protocols like SSH.</text:p>
      <text:p text:style-name="P1"/>
      <text:p text:style-name="P1">In summary, TELNET is a protocol that facilitates remote access and communication between computers or devices over a network, but its lack of encryption and security vulnerabilities make it less suitable for use in modern environments where data privacy and security are paramount.</text:p>
      <text:p text:style-name="P1"/>
      <text:p text:style-name="P1"/>
      <text:p text:style-name="P1"/>
      <text:p text:style-name="P1">HTTP (Hypertext Transfer Protocol) is a protocol used for communication between a client and a server over a computer network, typically the Internet. It is the foundation of data communication for the World Wide Web. Here's a summary of HTTP:</text:p>
      <text:p text:style-name="P1"/>
      <text:p text:style-name="P1">1. **Client-Server Communication**: HTTP follows a client-server model, where a client (such as a web browser) sends requests to a server, and the server responds with the requested resources (such as web pages, images, or data).</text:p>
      <text:p text:style-name="P1"/>
      <text:p text:style-name="P1">2. **Stateless Protocol**: HTTP is stateless, meaning that each request from a client to a server is independent and does not retain any information about previous requests. However, mechanisms like cookies and session management can be used to maintain state between requests.</text:p>
      <text:p text:style-name="P1"/>
      <text:p text:style-name="P1">3. **Request-Response Cycle**: A typical HTTP transaction involves a client sending an HTTP request to a server, specifying the desired action (such as fetching a webpage or submitting a form), and the server responding with an HTTP response containing the requested resource or an indication of an error.</text:p>
      <text:p text:style-name="P1"/>
      <text:p text:style-name="P1">4. **Uniform Resource Identifiers (URIs)**: HTTP uses URIs to identify and locate resources on the web. URIs typically take the form of URLs (Uniform Resource Locators) or URNs (Uniform Resource Names).</text:p>
      <text:p text:style-name="P1"/>
      <text:p text:style-name="P1">5. **Methods**: HTTP defines several request methods, including GET (retrieve a resource), POST (submit data to be processed), PUT (update a resource), DELETE (remove a resource), and others. Each method corresponds to a different action to be performed on the server.</text:p>
      <text:p text:style-name="P1"/>
      <text:p text:style-name="P1"><text:soft-page-break/>6. **Status Codes**: HTTP responses include status codes indicating the outcome of the request. Common status codes include 200 (OK), 404 (Not Found), 500 (Internal Server Error), and others, providing information about the success or failure of the request.</text:p>
      <text:p text:style-name="P1"/>
      <text:p text:style-name="P1">7. **Headers**: HTTP messages contain headers that provide additional information about the request or response, such as content type, caching directives, authentication credentials, and more.</text:p>
      <text:p text:style-name="P1"/>
      <text:p text:style-name="P1">8. **Connection Handling**: HTTP supports both persistent and non-persistent connections. Persistent connections allow multiple requests and responses to be sent over a single TCP connection, reducing latency and overhead.</text:p>
      <text:p text:style-name="P1"/>
      <text:p text:style-name="P1">In summary, HTTP is a protocol that facilitates communication between clients and servers on the World Wide Web, enabling the retrieval and manipulation of resources through a standardized set of methods and conventions.</text:p>
      <text:p text:style-name="P1"/>
      <text:p text:style-name="P1"/>
      <text:p text:style-name="P1"/>
      <text:p text:style-name="P1">FTP (File Transfer Protocol) is a standard network protocol used for transferring files between a client and a server on a computer network, typically the Internet. It allows users to upload files from their local computer to a remote server and download files from the server to their local computer. Here's a summary of FTP:</text:p>
      <text:p text:style-name="P1"/>
      <text:p text:style-name="P1">1. **Client-Server Architecture**: FTP operates on a client-server model, where a client initiates a connection to a server to perform file transfer operations. The server hosts the files that clients can access and manipulate.</text:p>
      <text:p text:style-name="P1"/>
      <text:p text:style-name="P1">2. **Authentication**: Users typically authenticate themselves to the FTP server using a username and password. Depending on the server configuration, anonymous access may also be permitted, allowing users to connect without providing authentication credentials.</text:p>
      <text:p text:style-name="P1"/>
      <text:p text:style-name="P1">3. **Two Modes of Operation**: FTP supports two modes of operation for transferring files: </text:p>
      <text:p text:style-name="P1"/>
      <text:p text:style-name="P1"><text:s text:c="4"/>- **Active mode**: In active mode, the client initiates a connection to the server's port 21 (the default FTP control port) for commands and a separate connection to the server's port for data transfer. This mode may encounter issues with firewalls and NAT devices.</text:p>
      <text:p text:style-name="P1"><text:s text:c="4"/></text:p>
      <text:p text:style-name="P1"><text:s text:c="4"/>- **Passive mode**: In passive mode, the client connects to the server's port 21 for commands, but the server provides a port for the client to connect to for data transfer. Passive mode is often more firewall-friendly than active mode.</text:p>
      <text:p text:style-name="P1"/>
      <text:p text:style-name="P1">4. **Commands**: FTP defines a set of commands that clients can use to interact with the server. These commands include uploading files (`put`), downloading files (`get`), listing directory contents (`ls`), creating directories (`mkdir`), deleting files (`delete`), and more.</text:p>
      <text:p text:style-name="P1"/>
      <text:p text:style-name="P1">5. **Security**: FTP by default operates in plaintext, meaning that usernames, passwords, and file contents are transmitted without encryption, making them vulnerable to interception. However, secure variants of FTP, such as FTPS (FTP Secure) and SFTP (SSH File Transfer Protocol), exist to provide encryption and authentication mechanisms for secure file transfer.</text:p>
      <text:p text:style-name="P1"/>
      <text:p text:style-name="P1">6. **Port Usage**: FTP typically uses port 21 for control connections and additional ports for data transfer. Passive mode requires the server to open a range of ports for data connections.</text:p>
      <text:p text:style-name="P1"/>
      <text:p text:style-name="P1"><text:soft-page-break/>7. **Applications**: FTP is widely used for uploading and downloading files to and from web servers, as well as for transferring large files between computers on a network.</text:p>
      <text:p text:style-name="P1"/>
      <text:p text:style-name="P1">In summary, FTP is a protocol that enables users to transfer files between a client and a server over a network. While it's widely used for its simplicity and flexibility, security concerns with plaintext transmission have led to the development of more secure alternatives like FTPS and SFTP.</text:p>
      <text:p text:style-name="P1"/>
      <text:p text:style-name="P1">SMTP (Simple Mail Transfer Protocol) is a standard protocol used for sending and routing email messages between servers. It's a vital component of email communication on the Internet. Here's a summary of SMTP:</text:p>
      <text:p text:style-name="P1"/>
      <text:p text:style-name="P1">1. **Message Transfer**: SMTP is primarily responsible for transferring email messages from a sender's email client or server to the recipient's email server. It works in conjunction with other protocols like POP3 or IMAP, which handle message retrieval by email clients.</text:p>
      <text:p text:style-name="P1"/>
      <text:p text:style-name="P1">2. **Text-Based Protocol**: SMTP operates as a text-based protocol, where commands and responses between email servers are transmitted as plain text messages. These messages are exchanged over TCP/IP connections.</text:p>
      <text:p text:style-name="P1"/>
      <text:p text:style-name="P1">3. **Client-Server Communication**: SMTP follows a client-server model, where an SMTP client (such as an email client or server) initiates a connection to an SMTP server. The client sends email messages to the server, which then forwards them to the appropriate destination server for delivery.</text:p>
      <text:p text:style-name="P1"/>
      <text:p text:style-name="P1">4. **Port Usage**: SMTP typically uses port 25 for communication. However, due to security concerns and spam prevention measures, many ISPs and network administrators restrict outbound traffic on port 25. Alternate ports such as 587 (submission) and 465 (SMTPS) are commonly used for secure email transmission.</text:p>
      <text:p text:style-name="P1"/>
      <text:p text:style-name="P1">5. **Message Format**: SMTP messages consist of a series of commands and responses exchanged between the client and server. These messages include information such as the sender's and recipient's email addresses, subject, message body, and any attachments.</text:p>
      <text:p text:style-name="P1"/>
      <text:p text:style-name="P1">6. **Authentication and Security**: SMTP supports authentication mechanisms to verify the identity of the sender, preventing unauthorized use of the email server. Encryption technologies like SSL/TLS can be used to secure SMTP connections and protect the confidentiality and integrity of email data during transmission.</text:p>
      <text:p text:style-name="P1"/>
      <text:p text:style-name="P1">7. **Relaying**: SMTP servers can act as relay agents, forwarding email messages to other SMTP servers for delivery to recipients outside their local domain. SMTP relaying can be restricted to prevent abuse and spamming.</text:p>
      <text:p text:style-name="P1"/>
      <text:p text:style-name="P1">8. **Error Handling**: SMTP defines a set of status codes to indicate the outcome of email delivery attempts. These codes help diagnose delivery failures and troubleshoot issues with email transmission.</text:p>
      <text:p text:style-name="P1"/>
      <text:p text:style-name="P1">In summary, SMTP is a protocol used for sending email messages between servers, enabling the reliable and efficient exchange of electronic mail across the Internet. It forms the backbone of email communication infrastructure and is essential for the functioning of email services worldwide.</text:p>
      <text:p text:style-name="P1"/>
      <text:p text:style-name="P1">ICMP (Internet Control Message Protocol) is a core protocol in the Internet protocol suite (TCP/IP). It is used for diagnostic and control purposes within IP networks. Here's a summary of ICMP:</text:p>
      <text:p text:style-name="P1"/>
      <text:p text:style-name="P1"><text:soft-page-break/>1. **Message Format**: ICMP messages are encapsulated within IP packets. They consist of a header and data section. The header includes a type and code field, which together define the purpose and specific functionality of the ICMP message.</text:p>
      <text:p text:style-name="P1"/>
      <text:p text:style-name="P1">2. **Error Reporting**: ICMP is primarily used for reporting errors and anomalies related to IP packet processing. For example, when a router encounters a problem forwarding an IP packet, it may send an ICMP message back to the source indicating the issue.</text:p>
      <text:p text:style-name="P1"/>
      <text:p text:style-name="P1">3. **Network Testing and Troubleshooting**: ICMP is instrumental in network testing and troubleshooting. Tools like Ping and Traceroute utilize ICMP to test network connectivity and measure round-trip times between hosts. Ping sends ICMP Echo Request messages to hosts and waits for ICMP Echo Reply messages, while Traceroute sends ICMP Time Exceeded messages to trace the path packets take through the network.</text:p>
      <text:p text:style-name="P1"/>
      <text:p text:style-name="P1">4. **Router Discovery**: ICMP Router Discovery Protocol (IRDP) is used by hosts to discover routers on their subnet. Hosts send ICMP Router Solicitation messages, and routers respond with ICMP Router Advertisement messages, providing essential routing information.</text:p>
      <text:p text:style-name="P1"/>
      <text:p text:style-name="P1">5. **Address Masking**: ICMP Address Mask Request and Reply messages are used to determine the subnet mask of a network. These messages help hosts configure their network interfaces with the appropriate subnet mask.</text:p>
      <text:p text:style-name="P1"/>
      <text:p text:style-name="P1">6. **Security Considerations**: ICMP messages can be exploited for malicious purposes, such as ICMP flooding attacks (Ping floods) or ICMP Redirect attacks. Consequently, network administrators often employ measures like firewalls to filter or block certain ICMP traffic to mitigate these threats.</text:p>
      <text:p text:style-name="P1"/>
      <text:p text:style-name="P1">7. **ICMPv6**: With the transition to IPv6, ICMPv6 was introduced to address specific needs of the new protocol suite. ICMPv6 performs functions similar to ICMP but includes enhancements and changes to support IPv6-specific features and mechanisms.</text:p>
      <text:p text:style-name="P1"/>
      <text:p text:style-name="P1">In summary, ICMP is a fundamental protocol in the TCP/IP suite, providing essential functions for error reporting, network testing, troubleshooting, and other diagnostic purposes within IP networks.</text:p>
      <text:p text:style-name="P1"/>
      <text:p text:style-name="P1"/>
      <text:p text:style-name="P1">IPv4 (Internet Protocol version 4) is a widely used protocol for identifying and routing network packets across the Internet. Here's a summary of IPv4:</text:p>
      <text:p text:style-name="P1"/>
      <text:p text:style-name="P1">1. **Addressing**: IPv4 addresses are 32-bit numeric values expressed in dotted-decimal notation (e.g., 192.168.1.1). Each address consists of four octets, separated by periods, with each octet ranging from 0 to 255. IPv4 addresses are hierarchical, with portions of the address representing the network and host portions.</text:p>
      <text:p text:style-name="P1"/>
      <text:p text:style-name="P1">2. **Routing**: IPv4 uses routing tables maintained by routers to forward packets between networks. Each router makes forwarding decisions based on the destination IP address of incoming packets and the information stored in its routing table.</text:p>
      <text:p text:style-name="P1"/>
      <text:p text:style-name="P1">3. **Header Format**: IPv4 packets consist of a header and a payload. The header contains various fields, including the source and destination IP addresses, protocol version, packet length, time-to-live (TTL), and checksum. The payload contains the data being transmitted.</text:p>
      <text:p text:style-name="P1"/>
      <text:p text:style-name="P1"><text:soft-page-break/>4. **Fragmentation and Reassembly**: IPv4 allows for the fragmentation of packets when they exceed the Maximum Transmission Unit (MTU) size of a network link. Routers along the path can fragment and reassemble packets as needed to accommodate different link MTUs.</text:p>
      <text:p text:style-name="P1"/>
      <text:p text:style-name="P1">5. **Protocol Support**: IPv4 supports various higher-layer protocols, such as TCP (Transmission Control Protocol) for reliable, connection-oriented communication and UDP (User Datagram Protocol) for connectionless, best-effort communication.</text:p>
      <text:p text:style-name="P1"/>
      <text:p text:style-name="P1">6. **Address Exhaustion**: IPv4 has a limited address space of approximately 4.3 billion unique addresses, which has led to address exhaustion issues, particularly with the rapid growth of Internet-connected devices. This scarcity prompted the development and adoption of IPv6, which provides a much larger address space.</text:p>
      <text:p text:style-name="P1"/>
      <text:p text:style-name="P1">7. **Private Addressing**: To conserve public IPv4 addresses, private address ranges (e.g., 192.168.0.0/16) are reserved for use within private networks. Network Address Translation (NAT) is often employed to translate private addresses to public addresses for communication over the Internet.</text:p>
      <text:p text:style-name="P1"/>
      <text:p text:style-name="P1">8. **Internet Assigned Numbers Authority (IANA)**: IANA is responsible for allocating and managing the global pool of IPv4 addresses. Regional Internet Registries (RIRs) manage allocations within their respective regions.</text:p>
      <text:p text:style-name="P1"/>
      <text:p text:style-name="P1">In summary, IPv4 is a foundational protocol for communication on the Internet, providing addressing, routing, and packet delivery services. Despite its widespread adoption, IPv4 faces challenges related to address exhaustion, prompting the transition to Ipv6.</text:p>
      <text:p text:style-name="P1"/>
      <text:p text:style-name="P1"/>
      <text:p text:style-name="P1">TCP (Transmission Control Protocol) is a core protocol in the Internet protocol suite (TCP/IP). It provides reliable, connection-oriented communication between devices over an IP network. Here's a summary of TCP:</text:p>
      <text:p text:style-name="P1"/>
      <text:p text:style-name="P1">1. **Connection-Oriented Protocol**: TCP establishes a connection between a client and a server before data transfer begins. This connection is a virtual circuit that ensures reliable communication and guarantees the orderly delivery of data.</text:p>
      <text:p text:style-name="P1"/>
      <text:p text:style-name="P1">2. **Reliability**: TCP ensures reliable data delivery by using acknowledgments, sequence numbers, and retransmissions. It verifies that data packets are received correctly and in the correct order, retransmitting any lost or corrupted packets.</text:p>
      <text:p text:style-name="P1"/>
      <text:p text:style-name="P1">3. **Flow Control**: TCP employs flow control mechanisms to manage the rate of data transmission between the sender and receiver. It prevents the sender from overwhelming the receiver by regulating the amount of data sent based on available buffer space.</text:p>
      <text:p text:style-name="P1"/>
      <text:p text:style-name="P1">4. **Congestion Control**: TCP implements congestion control algorithms to prevent network congestion and ensure fair sharing of network resources among competing flows. It dynamically adjusts transmission rates based on network conditions, reducing congestion and improving overall network performance.</text:p>
      <text:p text:style-name="P1"/>
      <text:p text:style-name="P1">5. **Full Duplex Communication**: TCP supports full-duplex communication, allowing data to be transmitted in both directions simultaneously. This enables efficient bidirectional communication between clients and servers.</text:p>
      <text:p text:style-name="P1"/>
      <text:p text:style-name="P1"><text:soft-page-break/>6. **Segmentation and Reassembly**: TCP segments data into smaller packets called segments for transmission across the network. It also reassembles segments into complete data streams at the receiving end.</text:p>
      <text:p text:style-name="P1"/>
      <text:p text:style-name="P1">7. **Header Format**: TCP headers contain control information necessary for establishing and maintaining connections, managing data transmission, and handling error detection and recovery. Header fields include source and destination port numbers, sequence numbers, acknowledgment numbers, window size, checksum, and flags.</text:p>
      <text:p text:style-name="P1"/>
      <text:p text:style-name="P1">8. **Ports**: TCP uses port numbers to identify communication endpoints within a device. Port numbers, combined with IP addresses, enable multiple network services to operate concurrently on the same device.</text:p>
      <text:p text:style-name="P1"/>
      <text:p text:style-name="P1">9. **Reliability Overhead**: While TCP provides reliable data delivery, its mechanisms for error checking, acknowledgment, and flow control introduce overhead compared to connectionless protocols like UDP (User Datagram Protocol).</text:p>
      <text:p text:style-name="P1"/>
      <text:p text:style-name="P1">In summary, TCP is a connection-oriented protocol that ensures reliable, ordered, and error-checked delivery of data between devices on an IP network. It forms the foundation of many applications and services on the Internet, including web browsing, email, file transfer, and streaming media.</text:p>
      <text:p text:style-name="P1"/>
      <text:p text:style-name="P1"/>
      <text:p text:style-name="P1">UDP (User Datagram Protocol) is a connectionless and unreliable transport protocol in the Internet protocol suite (TCP/IP). Here's a summary of UDP:</text:p>
      <text:p text:style-name="P1"/>
      <text:p text:style-name="P1">1. **Connectionless Protocol**: UDP does not establish a connection before sending data. Each UDP datagram is independent, and there is no guarantee of delivery, ordering, or reliability.</text:p>
      <text:p text:style-name="P1"/>
      <text:p text:style-name="P1">2. **Low Overhead**: UDP has minimal overhead compared to TCP because it does not have to manage connections, perform error checking, or handle retransmissions. This makes UDP suitable for applications that prioritize low latency and efficiency over reliability, such as real-time streaming and online gaming.</text:p>
      <text:p text:style-name="P1"/>
      <text:p text:style-name="P1">3. **Unreliable Delivery**: UDP does not provide any mechanisms for error detection, correction, or retransmission of lost packets. If a UDP packet is lost or arrives out of order, it's up to the application layer to handle these issues.</text:p>
      <text:p text:style-name="P1"/>
      <text:p text:style-name="P1">4. **Simple Header Format**: The UDP header is small, consisting of only four fields: source port, destination port, length, and checksum. This simplicity reduces overhead and processing requirements, making UDP lightweight and efficient.</text:p>
      <text:p text:style-name="P1"/>
      <text:p text:style-name="P1">5. **Broadcast and Multicast Support**: UDP supports broadcasting and multicasting, allowing a single datagram to be sent to multiple recipients simultaneously. This feature is useful for applications like video streaming and online gaming where data needs to be distributed to multiple clients.</text:p>
      <text:p text:style-name="P1"/>
      <text:p text:style-name="P1">6. **Use Cases**: UDP is commonly used in real-time applications where a small amount of packet loss is acceptable, such as VoIP (Voice over IP), video conferencing, DNS (Domain Name System) queries, DHCP (Dynamic Host Configuration Protocol) client requests, and online gaming.</text:p>
      <text:p text:style-name="P1"/>
      <text:p text:style-name="P1">7. **Application-Level Reliability**: Because UDP does not guarantee reliable delivery, applications built on UDP often implement their own reliability mechanisms if needed. For <text:soft-page-break/>example, VoIP applications may use techniques like packet reordering and jitter buffering to ensure smooth playback of audio.</text:p>
      <text:p text:style-name="P1"/>
      <text:p text:style-name="P1">8. **Port Numbers**: UDP uses port numbers to identify different services or applications running on a device. Port numbers, combined with IP addresses, facilitate the routing of UDP packets to the appropriate destination application.</text:p>
      <text:p text:style-name="P1"/>
      <text:p text:style-name="P1">In summary, UDP is a lightweight and efficient transport protocol that offers minimal overhead and low latency but sacrifices reliability. It is suitable for applications where timely delivery is more important than guaranteed delivery, such as real-time communication and multimedia streaming.</text:p>
      <text:p text:style-name="P1"/>
      <text:p text:style-name="P1"/>
      <text:p text:style-name="P1">MIME (Multipurpose Internet Mail Extensions) is a standard that extends the format of email messages to support text in character sets other than ASCII, as well as attachments of audio, video, images, and application programs. Here's a summary of MIME:</text:p>
      <text:p text:style-name="P1"/>
      <text:p text:style-name="P1">1. **Enhanced Email Format**: MIME enhances the capabilities of email by allowing the inclusion of non-textual content, such as images, audio, video, and other binary data, within email messages. It also enables the use of character sets other than ASCII, facilitating the exchange of internationalized and multilingual emails.</text:p>
      <text:p text:style-name="P1"/>
      <text:p text:style-name="P1">2. **Multipurpose Nature**: MIME is not limited to email; it can be used in various applications and protocols where the transfer of multimedia content or non-ASCII data is required. For example, MIME is widely used in web servers and browsers to transmit multimedia content over HTTP.</text:p>
      <text:p text:style-name="P1"/>
      <text:p text:style-name="P1">3. **Content Types**: MIME defines a set of content types that specify the type and format of data included in an email message or other MIME-encoded content. Common content types include text/plain (plain text), text/html (HTML-formatted text), image/jpeg (JPEG image), audio/mpeg (MPEG audio), video/mp4 (MP4 video), application/pdf (PDF document), and many others.</text:p>
      <text:p text:style-name="P1"/>
      <text:p text:style-name="P1">4. **Content Transfer Encoding**: MIME supports different encoding methods for transmitting binary data in textual email messages. Common encoding schemes include Base64 and quoted-printable, which convert binary data into ASCII characters for safe transmission through email systems.</text:p>
      <text:p text:style-name="P1"/>
      <text:p text:style-name="P1">5. **Multiparts**: MIME allows email messages to contain multiple parts, each with its own content type and encoding. This enables the construction of complex email messages with mixed content, such as text, images, and attachments.</text:p>
      <text:p text:style-name="P1"/>
      <text:p text:style-name="P1">6. **Headers**: MIME introduces additional headers to email messages to convey MIME-related information, such as the content type, encoding, and disposition (e.g., inline or attachment) of message parts.</text:p>
      <text:p text:style-name="P1"/>
      <text:p text:style-name="P1">7. **Compatibility**: MIME is widely supported by email clients and servers, web browsers, and other internet applications, making it a de facto standard for handling multimedia content and non-ASCII data in email and other communication protocols.</text:p>
      <text:p text:style-name="P1"/>
      <text:p text:style-name="P1">In summary, MIME is a versatile standard that extends the capabilities of email and other internet protocols to support the transmission of multimedia content and non-ASCII data. It enables the exchange of richly formatted and multimedia-enriched messages across diverse email systems and internet applications.</text:p>
      <text:p text:style-name="P1"/>
      <text:p text:style-name="P1"><text:soft-page-break/></text:p>
      <text:p text:style-name="P1">ARP (Address Resolution Protocol) is a protocol used to map a known IP address to a physical MAC (Media Access Control) address within a local network segment. Here's a summary of ARP:</text:p>
      <text:p text:style-name="P1"/>
      <text:p text:style-name="P1">1. **Address Resolution**: ARP resolves the layer 3 (IP address) to layer 2 (MAC address) address mapping for communication within a local network. It allows devices to determine the MAC address associated with an IP address.</text:p>
      <text:p text:style-name="P1"/>
      <text:p text:style-name="P1">2. **Broadcast-Based Protocol**: ARP operates using broadcast messages within a local network segment. When a device needs to resolve the MAC address of a target IP address, it sends an ARP request broadcast containing the target IP address. The device with the corresponding IP address responds with its MAC address.</text:p>
      <text:p text:style-name="P1"/>
      <text:p text:style-name="P1">3. **ARP Table**: Each device maintains an ARP table (also known as the ARP cache) that stores mappings of IP addresses to MAC addresses. This table is used to cache ARP mappings for efficient communication and reduce the need for ARP requests.</text:p>
      <text:p text:style-name="P1"/>
      <text:p text:style-name="P1">4. **Dynamic and Static ARP**: ARP entries can be dynamically learned through ARP requests and responses, or statically configured by administrators. Dynamic ARP entries have a timeout period after which they are removed from the ARP table if not refreshed.</text:p>
      <text:p text:style-name="P1"/>
      <text:p text:style-name="P1">5. **ARP Poisoning**: ARP poisoning (also known as ARP spoofing) is a malicious attack where an attacker sends fake ARP messages to associate their MAC address with the IP address of another device on the network. This allows the attacker to intercept or manipulate network traffic intended for the target device.</text:p>
      <text:p text:style-name="P1"/>
      <text:p text:style-name="P1">6. **Gratuitous ARP**: Gratuitous ARP is a special type of ARP message in which a device announces its own IP-to-MAC mapping to update ARP caches in other devices on the network. It can be used for network troubleshooting or to detect IP address conflicts.</text:p>
      <text:p text:style-name="P1"/>
      <text:p text:style-name="P1">7. **ARP Proxy**: An ARP proxy is a device that responds to ARP requests on behalf of another device. It is commonly used in scenarios where devices on different network segments need to communicate, but ARP requests cannot be broadcasted across segments.</text:p>
      <text:p text:style-name="P1"/>
      <text:p text:style-name="P1">In summary, ARP is a fundamental protocol in local area networks (LANs) that resolves IP addresses to MAC addresses for communication between devices within the same network segment. It plays a crucial role in enabling devices to locate and communicate with each other on the networ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RARP (Reverse Address Resolution Protocol) is a networking protocol used to obtain the IP address of a computer based on its known MAC (Media Access Control) address. Here's a summary of RARP:</text:p>
      <text:p text:style-name="P1"/>
      <text:p text:style-name="P1">1. **Reverse Address Resolution**: RARP operates in the opposite direction of ARP. While ARP resolves IP addresses to MAC addresses, RARP resolves MAC addresses to IP addresses.</text:p>
      <text:p text:style-name="P1"/>
      <text:p text:style-name="P1">2. **Obsolete Protocol**: RARP was commonly used in early network environments, particularly in diskless workstations or thin clients that did not have permanent storage for network configuration. However, RARP has largely been replaced by more advanced and flexible protocols such as DHCP (Dynamic Host Configuration Protocol).</text:p>
      <text:p text:style-name="P1"/>
      <text:p text:style-name="P1">3. **Server-Client Communication**: In a RARP transaction, a client device broadcasts its MAC address and requests the corresponding IP address. A RARP server on the network responds with the IP address associated with the MAC address in the request.</text:p>
      <text:p text:style-name="P1"/>
      <text:p text:style-name="P1">4. **Bootstrap Process**: RARP is often used as part of the bootstrap process for diskless workstations or network booting scenarios. The client device uses RARP to obtain its IP address before initiating the boot process and retrieving necessary resources from network servers.</text:p>
      <text:p text:style-name="P1"/>
      <text:p text:style-name="P1">5. **Limitations**: RARP has limitations compared to more modern protocols like DHCP. For example, RARP requires a dedicated RARP server on the network to respond to requests, whereas DHCP servers can provide additional configuration parameters such as subnet mask, gateway, DNS server addresses, and more.</text:p>
      <text:p text:style-name="P1"/>
      <text:p text:style-name="P1">6. **Security Concerns**: RARP lacks authentication mechanisms, making it susceptible to potential security risks such as IP address spoofing or unauthorized IP address assignment.</text:p>
      <text:p text:style-name="P1"/>
      <text:p text:style-name="P1">7. **ARP and RARP Comparison**: While ARP and RARP perform similar functions of address resolution, they operate in opposite directions. ARP resolves IP addresses to MAC addresses, while RARP resolves MAC addresses to IP addresses.</text:p>
      <text:p text:style-name="P1"/>
      <text:p text:style-name="P1">In summary, RARP is an obsolete networking protocol used to obtain the IP address of a computer based on its known MAC address. It was commonly used in early network environments but has largely been replaced by more advanced and flexible protocols such as DHC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cp vs udp</text:p>
      <text:p text:style-name="P1"/>
      <text:p text:style-name="P1"/>
      <text:p text:style-name="P1">TCP (Transmission Control Protocol) and UDP (User Datagram Protocol) are both transport layer protocols used for communication over IP networks, but they differ in several key aspects. Here's a comparison of TCP and UDP:</text:p>
      <text:p text:style-name="P1"/>
      <text:p text:style-name="P1">1. **Connection-Oriented vs. Connectionless**:</text:p>
      <text:p text:style-name="P1"><text:s text:c="3"/>- TCP is connection-oriented, meaning it establishes a connection between the sender and receiver before data exchange begins. It ensures reliability through features like acknowledgment, sequence numbering, and retransmission.</text:p>
      <text:p text:style-name="P1"><text:s text:c="3"/>- UDP is connectionless, meaning it does not establish a connection before sending data. Each packet is treated independently, and there is no guarantee of delivery, ordering, or reliability.</text:p>
      <text:p text:style-name="P1"/>
      <text:p text:style-name="P1">2. **Reliability**:</text:p>
      <text:p text:style-name="P1"><text:s text:c="3"/>- TCP provides reliable data delivery. It ensures that data is delivered in order, without errors, and with acknowledgment and retransmission mechanisms to handle lost or corrupted packets.</text:p>
      <text:p text:style-name="P1"><text:s text:c="3"/>- UDP does not guarantee reliability. It offers no error detection, correction, or retransmission mechanisms, making it faster but less reliable than TCP.</text:p>
      <text:p text:style-name="P1"/>
      <text:p text:style-name="P1">3. **Flow Control and Congestion Control**:</text:p>
      <text:p text:style-name="P1"><text:s text:c="3"/>- TCP includes flow control and congestion control mechanisms to manage the rate of data transmission and prevent network congestion.</text:p>
      <text:p text:style-name="P1"><text:s text:c="3"/>- UDP does not include flow control or congestion control mechanisms. It relies on the application layer to handle these aspects, if needed.</text:p>
      <text:p text:style-name="P1"/>
      <text:p text:style-name="P1">4. **Overhead**:</text:p>
      <text:p text:style-name="P1"><text:s text:c="3"/>- TCP has more overhead compared to UDP due to its connection-oriented nature, reliability features, and flow control mechanisms.</text:p>
      <text:p text:style-name="P1"><text:s text:c="3"/>- UDP has minimal overhead because it is connectionless and lacks reliability features.</text:p>
      <text:p text:style-name="P1"/>
      <text:p text:style-name="P1">5. **Usage**:</text:p>
      <text:p text:style-name="P1"><text:s text:c="3"/>- TCP is commonly used for applications that require reliable and ordered delivery of data, such as web browsing, email, file transfer (FTP), and online gaming.</text:p>
      <text:p text:style-name="P1"><text:s text:c="3"/>- UDP is used for real-time applications that prioritize low latency and speed over reliability, such as VoIP (Voice over IP), video streaming, online gaming, DNS (Domain Name System), and IoT (Internet of Things) communication.</text:p>
      <text:p text:style-name="P1"/>
      <text:p text:style-name="P1">6. **Header Size**:</text:p>
      <text:p text:style-name="P1"><text:s text:c="3"/>- TCP header is larger compared to UDP header due to additional fields for reliability, sequence numbering, acknowledgment, and flow control.</text:p>
      <text:p text:style-name="P1"><text:s text:c="3"/>- UDP header is smaller and simpler compared to TCP header, containing only essential fields such as source port, destination port, length, and checksum.</text:p>
      <text:p text:style-name="P1"/>
      <text:p text:style-name="P1">In summary, TCP is suitable for applications that require reliable, ordered, and error-checked delivery of data, while UDP is preferred for real-time applications that prioritize speed and low latency over reliability. The choice between TCP and UDP depends on the specific requirements and characteristics of the application being developed or deploy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08:53:25.647255712</meta:creation-date>
    <dc:date>2024-04-03T08:58:14.752464372</dc:date>
    <meta:editing-duration>PT4M49S</meta:editing-duration>
    <meta:editing-cycles>1</meta:editing-cycles>
    <meta:document-statistic meta:table-count="0" meta:image-count="0" meta:object-count="0" meta:page-count="11" meta:paragraph-count="140" meta:word-count="4683" meta:character-count="31625" meta:non-whitespace-character-count="27031"/>
    <meta:generator>LibreOffice/7.4.7.2$Linux_X86_64 LibreOffice_project/40$Build-2</meta:generator>
  </office:meta>
</office:document-meta>
</file>